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2pt" officeooo:rsid="0005b935" officeooo:paragraph-rsid="0005b935" style:font-size-asian="12pt" style:font-size-complex="12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2pt" officeooo:rsid="0005b935" officeooo:paragraph-rsid="0005b935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Arial" fo:font-size="12pt" officeooo:rsid="0005b935" officeooo:paragraph-rsid="0005b935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imeiro Trabalho de INF 390</text:span></text:p>
      <text:p text:style-name="P1"/>
      <text:p text:style-name="P2">Aluno: Bruno C. do Nascimento</text:p>
      <text:p text:style-name="P2">Matrícula 81830</text:p>
      <text:p text:style-name="P3"/>
      <text:p text:style-name="P3">Ambiente Utilizado: Windows</text:p>
      <text:p text:style-name="P3">Compilador: MinG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21:34:25.609000000</meta:creation-date>
    <dc:date>2017-09-11T21:40:07.145000000</dc:date>
    <meta:editing-duration>PT5M43S</meta:editing-duration>
    <meta:editing-cycles>1</meta:editing-cycles>
    <meta:document-statistic meta:table-count="0" meta:image-count="0" meta:object-count="0" meta:page-count="1" meta:paragraph-count="5" meta:word-count="17" meta:character-count="116" meta:non-whitespace-character-count="104"/>
    <meta:generator>LibreOffice/5.2.7.2$Windows_X86_64 LibreOffice_project/2b7f1e640c46ceb28adf43ee075a6e8b8439ed10</meta:generator>
  </office:meta>
</office:document-meta>
</file>